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0.901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3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size="18pt" style:font-size-asian="18pt" style:font-size-complex="18pt"/>
    </style:style>
    <style:style style:name="ce16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48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50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5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5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53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6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70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71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72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68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7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79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84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10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102" style:family="table-cell" style:parent-style-name="Default" style:data-style-name="N0">
      <style:table-cell-properties fo:background-color="#00b0f0" fo:border="0.06pt solid #000000" style:vertical-align="middle"/>
    </style:style>
    <style:style style:name="ce99" style:family="table-cell" style:parent-style-name="Default" style:data-style-name="N0">
      <style:table-cell-properties fo:background-color="#92d050" fo:border="0.06pt solid #000000" style:vertical-align="middle"/>
    </style:style>
    <style:style style:name="ce100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54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58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61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85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9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5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ackground-color="#00b0f0" fo:border="0.06pt solid #000000"/>
    </style:style>
    <style:style style:name="ce81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5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93" style:family="table-cell" style:parent-style-name="Default" style:data-style-name="N0">
      <style:table-cell-properties fo:background-color="#92d050" fo:border="0.06pt solid #000000"/>
    </style:style>
    <style:style style:name="ce64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65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82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87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73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60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63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83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88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9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" style:family="table-cell" style:parent-style-name="Default" style:data-style-name="N0">
      <style:table-cell-properties fo:background-color="#ffe0e0" fo:border="0.06pt solid #000000" style:vertical-align="middle"/>
    </style:style>
    <style:style style:name="ce165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" style:family="table-cell" style:parent-style-name="Default" style:data-style-name="N0">
      <style:table-cell-properties fo:background-color="#fce4d6" fo:border="0.06pt solid #000000" style:vertical-align="middle"/>
    </style:style>
    <style:style style:name="ce166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3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4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17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9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44" style:family="table-cell" style:parent-style-name="Default" style:data-style-name="N0">
      <style:table-cell-properties fo:background-color="#bdaf91" fo:border="0.06pt solid #000000" style:vertical-align="middle"/>
    </style:style>
    <style:style style:name="ce16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29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1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19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9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2cc" fo:border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29" style:family="table-cell" style:parent-style-name="Default" style:data-style-name="N0">
      <style:table-cell-properties fo:border-bottom="none" fo:background-color="#fff2cc" fo:wrap-option="wrap" fo:border-left="none" fo:border-right="0.06pt solid #000000" fo:border-top="0.06pt solid #000000" style:vertical-align="middle"/>
    </style:style>
    <style:style style:name="ce12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0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b7d498" fo:border="0.06pt solid #000000" style:vertical-align="middle"/>
    </style:style>
    <style:style style:name="ce36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2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1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e4eef7" fo:border="0.06pt solid #000000" style:vertical-align="middle"/>
    </style:style>
    <style:style style:name="ce41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42" style:family="table-cell" style:parent-style-name="Default" style:data-style-name="N0">
      <style:table-cell-properties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4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="0.06pt solid #000000" style:vertical-align="middle"/>
    </style:style>
    <style:style style:name="ce154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61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48" office:value-type="string" calcext:value-type="string">
            <text:p>NOM</text:p>
          </table:table-cell>
          <table:table-cell table:style-name="ce49"/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Prénom</text:p>
          </table:table-cell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Spécialité</text:p>
          </table:table-cell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2" office:value-type="string" calcext:value-type="string">
            <text:p>Année</text:p>
          </table:table-cell>
          <table:table-cell table:style-name="ce53"/>
          <table:table-cell table:style-name="ce5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4" table:number-columns-repeated="1015" table:default-cell-style-name="ce1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62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69" office:value-type="string" calcext:value-type="string">
            <text:p>Parcours A :</text:p>
          </table:table-cell>
          <table:table-cell table:style-name="ce101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73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0" office:value-type="string" calcext:value-type="string">
            <text:p>Parcours B :</text:p>
          </table:table-cell>
          <table:table-cell table:style-name="ce102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74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1" office:value-type="string" calcext:value-type="string">
            <text:p>Parcours C :</text:p>
          </table:table-cell>
          <table:table-cell table:style-name="ce99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75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2" office:value-type="string" calcext:value-type="string">
            <text:p>Parcours D :</text:p>
          </table:table-cell>
          <table:table-cell table:style-name="ce100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76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1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 table:number-columns-repeated="3"/>
          <table:table-cell table:style-name="ce65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61"/>
          <table:table-cell table:style-name="ce62" table:number-columns-repeated="3"/>
          <table:table-cell table:style-name="ce66"/>
          <table:table-cell table:style-name="ce63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80"/>
          <table:table-cell table:style-name="ce81" table:number-columns-repeated="3"/>
          <table:table-cell table:style-name="ce82"/>
          <table:table-cell table:style-name="ce83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8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2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 table:number-columns-repeated="3"/>
          <table:table-cell table:style-name="ce65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61"/>
          <table:table-cell table:style-name="ce62" table:number-columns-repeated="3"/>
          <table:table-cell table:style-name="ce66"/>
          <table:table-cell table:style-name="ce63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80"/>
          <table:table-cell table:style-name="ce81" table:number-columns-repeated="3"/>
          <table:table-cell table:style-name="ce82"/>
          <table:table-cell table:style-name="ce83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8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3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/>
          <table:table-cell table:style-name="ce57" table:number-columns-repeated="2"/>
          <table:table-cell table:style-name="ce67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89"/>
          <table:table-cell table:style-name="ce57"/>
          <table:table-cell table:style-name="ce90"/>
          <table:table-cell table:style-name="ce57"/>
          <table:table-cell table:style-name="ce67"/>
          <table:table-cell table:style-name="ce91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92"/>
          <table:table-cell table:style-name="ce47" table:number-columns-repeated="2"/>
          <table:table-cell table:style-name="ce93"/>
          <table:table-cell table:style-name="ce94"/>
          <table:table-cell table:style-name="ce95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9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1"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" table:number-columns-repeated="1015" table:default-cell-style-name="ce3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131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1</text:p>
          </table:table-cell>
          <table:table-cell table:style-name="ce136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65" office:value-type="string" calcext:value-type="string" table:number-columns-spanned="1" table:number-rows-spanned="4">
            <text:p>Développer des applications informatiques simples</text:p>
          </table:table-cell>
          <table:table-cell table:style-name="ce13" office:value-type="string" calcext:value-type="string">
            <text:p>AC11.01 : Implémenter des conceptions simple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11.02 : Élaborer des conceptions simple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11.03 : Faire des essais et évaluer leurs résultats en regard des spécification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11.04 : Développer des interfaces utilisateur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 table:number-columns-repeated="6"/>
          <table:table-cell table:style-name="ce4" table:content-validation-name="val1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1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1</text:p>
          </table:table-cell>
          <table:table-cell table:style-name="ce122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66" office:value-type="string" calcext:value-type="string" table:number-columns-spanned="1" table:number-rows-spanned="3">
            <text:p>Appréhender et construire des algorithmes</text:p>
          </table:table-cell>
          <table:table-cell table:style-name="ce20" office:value-type="string" calcext:value-type="string">
            <text:p>AC12.01 : Analyser un problème avec méthode (découpage en éléments algorithmiques simples, structure de données...)</text:p>
          </table:table-cell>
          <table:table-cell table:style-name="ce21"/>
          <table:table-cell table:style-name="ce242" table:number-columns-repeated="2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0" office:value-type="string" calcext:value-type="string">
            <text:p>AC12.02 : Comparer des algorithmes pour des problèmes classiques (tris simples, recherche...)</text:p>
          </table:table-cell>
          <table:table-cell table:style-name="ce21"/>
          <table:table-cell table:style-name="ce242" table:number-columns-repeated="2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0" office:value-type="string" calcext:value-type="string">
            <text:p>AC12.03 : Formaliser et mettre en œuvre des outils mathématiques pour l’informatique</text:p>
          </table:table-cell>
          <table:table-cell table:style-name="ce21"/>
          <table:table-cell table:style-name="ce242" table:number-columns-repeated="2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/>
          <table:table-cell table:style-name="ce22"/>
          <table:table-cell table:style-name="ce4" table:number-columns-repeated="4"/>
          <table:table-cell table:style-name="ce4" table:content-validation-name="val1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119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1</text:p>
          </table:table-cell>
          <table:table-cell table:style-name="ce128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6" office:value-type="string" calcext:value-type="string" table:number-columns-spanned="1" table:number-rows-spanned="4">
            <text:p>Installer et configurer un poste de travail</text:p>
          </table:table-cell>
          <table:table-cell table:style-name="ce28" office:value-type="string" calcext:value-type="string">
            <text:p>AC13.01 : Identifier les différents composants (matériels et logiciels) d’un système numérique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8" office:value-type="string" calcext:value-type="string">
            <text:p>AC13.02 : Utiliser les fonctionnalités de base d’un système multitâches / multiutilisateur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9" office:value-type="string" calcext:value-type="string">
            <text:p>AC13.03 : Installer et configurer un système d’exploitation et des outils de développement</text:p>
          </table:table-cell>
          <table:table-cell table:style-name="ce245" table:number-columns-repeated="3"/>
          <table:table-cell table:style-name="ce245" table:content-validation-name="val1" table:number-columns-repeated="2"/>
          <table:table-cell table:style-name="ce245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8" office:value-type="string" calcext:value-type="string">
            <text:p>AC13.04 : Configurer un poste de travail dans un réseau d’entreprise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120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1</text:p>
          </table:table-cell>
          <table:table-cell table:style-name="ce137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7" office:value-type="string" calcext:value-type="string" table:number-columns-spanned="1" table:number-rows-spanned="3">
            <text:p>Concevoir et mettre en place une base de données à partir d’un cahier des charges client</text:p>
          </table:table-cell>
          <table:table-cell table:style-name="ce36" office:value-type="string" calcext:value-type="string">
            <text:p>AC14.01 : Mettre à jour et interroger une base de données relationnelle (en requêtes directes ou à travers une application)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36" office:value-type="string" calcext:value-type="string">
            <text:p>AC14.02 : Visualiser des donnée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36" office:value-type="string" calcext:value-type="string">
            <text:p>AC14.03 : Concevoir une base de données relationnelle à partir d’un cahier des charge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12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1</text:p>
          </table:table-cell>
          <table:table-cell table:style-name="ce138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09" office:value-type="string" calcext:value-type="string" table:number-columns-spanned="1" table:number-rows-spanned="3">
            <text:p>Identifier les besoins métiers des clients et des utilisateurs</text:p>
          </table:table-cell>
          <table:table-cell table:style-name="ce41" office:value-type="string" calcext:value-type="string">
            <text:p>AC15.01 : Appréhender les besoins du client et de l'utilisateur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41" office:value-type="string" calcext:value-type="string">
            <text:p>AC15.02 : Mettre en place les outils de gestion de projet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41" office:value-type="string" calcext:value-type="string">
            <text:p>AC15.03 : Identifier les acteurs et les différentes phases d’un cycle de développement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126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1</text:p>
          </table:table-cell>
          <table:table-cell table:style-name="ce127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Identifier ses aptitudes pour travailler dans une équipe</text:p>
          </table:table-cell>
          <table:table-cell table:style-name="ce45" office:value-type="string" calcext:value-type="string">
            <text:p>AC16.01 : Appréhender l’écosystème numérique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2 : Découvrir les aptitudes requises selon les différents secteurs informatiques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3 : Identifier les statuts, les fonctions et les rôles de chaque membre d’une équipe pluridisciplinaire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4 : Acquérir les compétences interpersonnelles pour travailler en équipe</text:p>
          </table:table-cell>
          <table:table-cell table:style-name="ce242" table:number-columns-repeated="3"/>
          <table:table-cell table:style-name="ce242" table:content-validation-name="val1" table:number-columns-repeated="2"/>
          <table:table-cell table:style-name="ce242" table:content-validation-name="val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1"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" table:number-columns-repeated="1015" table:default-cell-style-name="ce3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65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3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21.02 : Appliquer des principes d’accessibilité et d’ergonomi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21.03 : Adopter de bonnes pratiques de conception et de programmation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13" office:value-type="string" calcext:value-type="string">
            <text:p>AC21.04 : Vérifier et valider la qualité de l’application par les tests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 table:number-columns-repeated="6"/>
          <table:table-cell table:style-name="ce4" table:content-validation-name="val3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2</text:p>
          </table:table-cell>
          <table:table-cell table:style-name="ce18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66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20" office:value-type="string" calcext:value-type="string">
            <text:p>AC22.01 : Choisir des structures de données complexes adaptées au problème</text:p>
          </table:table-cell>
          <table:table-cell table:style-name="ce21"/>
          <table:table-cell table:style-name="ce242" table:number-columns-repeated="2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0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21"/>
          <table:table-cell table:style-name="ce242" table:number-columns-repeated="2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0" office:value-type="string" calcext:value-type="string">
            <text:p>AC22.03 : Comprendre les enjeux et moyens de sécurisation des données et du code</text:p>
          </table:table-cell>
          <table:table-cell table:style-name="ce21"/>
          <table:table-cell table:style-name="ce242" table:number-columns-repeated="2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0" office:value-type="string" calcext:value-type="string">
            <text:p>AC22.04 : Évaluer l’impact environnemental et sociétal des solutions proposées</text:p>
          </table:table-cell>
          <table:table-cell table:style-name="ce21"/>
          <table:table-cell table:style-name="ce242" table:number-columns-repeated="2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/>
          <table:table-cell table:style-name="ce22"/>
          <table:table-cell table:style-name="ce4" table:number-columns-repeated="4"/>
          <table:table-cell table:style-name="ce4" table:content-validation-name="val3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2</text:p>
          </table:table-cell>
          <table:table-cell table:style-name="ce24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6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28" office:value-type="string" calcext:value-type="string">
            <text:p>AC23.01 : Concevoir et développer des applications communicantes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8" office:value-type="string" calcext:value-type="string">
            <text:p>AC23.02 : Utiliser des serveurs et des services réseaux virtualisés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28" office:value-type="string" calcext:value-type="string">
            <text:p>AC23.03 : Sécuriser les services et données d’un systèm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2</text:p>
          </table:table-cell>
          <table:table-cell table:style-name="ce33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7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36" office:value-type="string" calcext:value-type="string">
            <text:p>AC24.01 : Optimiser les modèles de données de l’entrepris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36" office:value-type="string" calcext:value-type="string">
            <text:p>AC24.02 : Assurer la sécurité des données (intégrité et confidentialité)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36" office:value-type="string" calcext:value-type="string">
            <text:p>AC24.03 : Organiser la restitution de données à travers la programmation et la visualisation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36" office:value-type="string" calcext:value-type="string">
            <text:p>AC24.04 : Manipuler des données hétérogènes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2</text:p>
          </table:table-cell>
          <table:table-cell table:style-name="ce38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09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41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41" office:value-type="string" calcext:value-type="string">
            <text:p>AC25.02 : Formaliser les besoins du client et de l'utilisateur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41" office:value-type="string" calcext:value-type="string">
            <text:p>AC25.03 : Identifier les critères de faisabilité d’un projet informatiqu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7">
          <table:table-cell table:style-name="ce4"/>
          <table:covered-table-cell/>
          <table:table-cell table:style-name="ce41" office:value-type="string" calcext:value-type="string">
            <text:p>AC25.04 : Définir et mettre en œuvre une démarche de suivi de projet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2</text:p>
          </table:table-cell>
          <table:table-cell table:style-name="ce43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45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2 : Appliquer une démarche pour intégrer une équipe informatique au sein d’une organisation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3 : Mobiliser les compétences interpersonnelles pour travailler dans une équipe informatiqu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4 : Rendre compte de son activité professionnelle</text:p>
          </table:table-cell>
          <table:table-cell table:style-name="ce242" table:number-columns-repeated="3"/>
          <table:table-cell table:style-name="ce242" table:content-validation-name="val3" table:number-columns-repeated="2"/>
          <table:table-cell table:style-name="ce242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1"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" table:number-columns-repeated="1015" table:default-cell-style-name="ce3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54" office:value-type="string" calcext:value-type="string" table:number-columns-spanned="1" table:number-rows-spanned="3">
            <text:p>Parcours A</text:p>
          </table:table-cell>
          <table:table-cell table:style-name="ce154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3" office:value-type="string" calcext:value-type="string">
            <text:p>AC31.01 : Choisir et implémenter les architectures adaptées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2 : Faire évoluer une application existant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3 : Intégrer des solutions dans un environnement de production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 table:number-columns-repeated="6"/>
          <table:table-cell table:style-name="ce4" table:content-validation-name="val5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3</text:p>
          </table:table-cell>
          <table:table-cell table:style-name="ce18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6" office:value-type="string" calcext:value-type="string" table:number-columns-spanned="1" table:number-rows-spanned="3">
            <text:p>Parcours A</text:p>
          </table:table-cell>
          <table:table-cell table:style-name="ce166" office:value-type="string" calcext:value-type="string" table:number-columns-spanned="1" table:number-rows-spanned="3">
            <text:p>Analyser et optimiser des applications</text:p>
          </table:table-cell>
          <table:table-cell table:style-name="ce20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21"/>
          <table:table-cell table:style-name="ce242" table:number-columns-repeated="2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2 : Profiler, analyser et justifier le comportement d’un code existant</text:p>
          </table:table-cell>
          <table:table-cell table:style-name="ce21"/>
          <table:table-cell table:style-name="ce242" table:number-columns-repeated="2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21"/>
          <table:table-cell table:style-name="ce242" table:number-columns-repeated="2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8">
          <table:table-cell table:style-name="ce4"/>
          <table:table-cell table:style-name="ce15"/>
          <table:table-cell table:style-name="ce4"/>
          <table:table-cell table:style-name="ce22"/>
          <table:table-cell table:style-name="ce4" table:number-columns-repeated="4"/>
          <table:table-cell table:style-name="ce4" table:content-validation-name="val5"/>
          <table:table-cell table:style-name="ce4" table:number-columns-repeated="1015"/>
        </table:table-row>
        <table:table-row table:style-name="ro8">
          <table:table-cell table:style-name="ce4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3</text:p>
          </table:table-cell>
          <table:table-cell table:style-name="ce24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6" office:value-type="string" calcext:value-type="string" table:number-columns-spanned="1" table:number-rows-spanned="4">
            <text:p>Non proposé</text:p>
          </table:table-cell>
          <table:table-cell table:style-name="ce116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28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2 : Configurer un serveur et des services réseaux de manière avancée (virtualisation...)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3 : <text:s/>Appliquer une politique de sécurité au niveau de l’infrastructur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4 : Déployer et maintenir un réseau d’organisation en fonction de ses besoins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3</text:p>
          </table:table-cell>
          <table:table-cell table:style-name="ce33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7" office:value-type="string" calcext:value-type="string" table:number-columns-spanned="1" table:number-rows-spanned="4">
            <text:p>Parcours C</text:p>
          </table:table-cell>
          <table:table-cell table:style-name="ce117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36" office:value-type="string" calcext:value-type="string">
            <text:p>AC34.01 : Capturer et stocker des ensembles volumineux et complexes de données hétérogènes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2 : Préparer et extraire les données pour l’exploitation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4 : Mettre en production et optimiser le système de gestion de données de l’entrepris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3</text:p>
          </table:table-cell>
          <table:table-cell table:style-name="ce38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1" table:number-rows-spanned="3">
            <text:p>Parcours C</text:p>
          </table:table-cell>
          <table:table-cell table:style-name="ce109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41" office:value-type="string" calcext:value-type="string">
            <text:p>AC35.01 : Mesurer les impacts économiques, sociétaux et technologiques d’un projet informatiqu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2 : Savoir intégrer un projet informatique dans le système d’information d’une organisation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3 : Savoir adapter un système d’information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3</text:p>
          </table:table-cell>
          <table:table-cell table:style-name="ce43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7" office:value-type="string" calcext:value-type="string" table:number-columns-spanned="1" table:number-rows-spanned="4">
            <text:p>Parcours A et C</text:p>
          </table:table-cell>
          <table:table-cell table:style-name="ce167" office:value-type="string" calcext:value-type="string" table:number-columns-spanned="1" table:number-rows-spanned="4">
            <text:p>Manager une équipe informatique</text:p>
          </table:table-cell>
          <table:table-cell table:style-name="ce45" office:value-type="string" calcext:value-type="string">
            <text:p>AC36.01 : <text:s/>Organiser et partager une veille technologique et informationnell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2 : <text:s/>Identifier les enjeux de l’économie de l’innovation numériqu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3 : Guider la conduite du changement informatique au sein d’une organisation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4 : Accompagner le management de projet informatique</text:p>
          </table:table-cell>
          <table:table-cell table:style-name="ce242" table:number-columns-repeated="3"/>
          <table:table-cell table:style-name="ce242" table:content-validation-name="val5" table:number-columns-repeated="2"/>
          <table:table-cell table:style-name="ce242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Trace remise</text:p>
          </table:table-cell>
          <table:table-cell table:style-name="ce47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Preuve apportée</text:p>
          </table:table-cell>
          <table:table-cell table:style-name="ce47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/>
    <meta:creation-date>2006-09-12T15:06:44Z</meta:creation-date>
    <dc:date>2022-08-28T12:09:47.396000000</dc:date>
    <meta:editing-duration>PT1M44S</meta:editing-duration>
    <meta:editing-cycles>1</meta:editing-cycles>
    <meta:document-statistic meta:table-count="6" meta:cell-count="402" meta:object-count="0"/>
    <meta:user-defined meta:name="ContentTypeId">0x01010007E9FC81F30EAA479A2ED27D5BA8FEF2</meta:user-defined>
  </office:meta>
</office:document-meta>
</file>